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Mono1" svg:font-family="'Liberation Mono'"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line-height="150%" fo:text-align="start" style:justify-single-word="false"/>
      <style:text-properties fo:color="#000000" style:font-name="Liberation Sans" fo:font-size="12pt" fo:language="de" fo:country="DE" style:text-underline-style="none" officeooo:rsid="0022abb5" officeooo:paragraph-rsid="0022abb5" style:font-size-asian="10.5pt" style:font-size-complex="12pt"/>
    </style:style>
    <style:style style:name="P2" style:family="paragraph" style:parent-style-name="Text_20_body">
      <style:paragraph-properties fo:line-height="150%"/>
      <style:text-properties style:font-name="Liberation Sans"/>
    </style:style>
    <style:style style:name="P3" style:family="paragraph" style:parent-style-name="Text_20_body">
      <style:paragraph-properties fo:line-height="150%" fo:text-align="start" style:justify-single-word="false"/>
      <style:text-properties style:font-name="Liberation Sans" fo:font-size="12pt" fo:language="de" fo:country="DE" style:text-underline-style="none" officeooo:rsid="0023a4fe" officeooo:paragraph-rsid="0023a4fe" style:font-size-asian="12pt" style:font-size-complex="12pt"/>
    </style:style>
    <style:style style:name="P4" style:family="paragraph" style:parent-style-name="Text_20_body">
      <style:paragraph-properties fo:line-height="150%"/>
      <style:text-properties style:font-name="Liberation Sans" fo:font-size="12pt" style:font-size-asian="12pt" style:font-size-complex="12pt"/>
    </style:style>
    <style:style style:name="P5" style:family="paragraph" style:parent-style-name="Text_20_body">
      <style:paragraph-properties fo:line-height="150%" fo:text-align="start" style:justify-single-word="false"/>
      <style:text-properties style:font-name="Liberation Sans" fo:font-size="12pt" style:text-underline-style="none" officeooo:rsid="00256745" officeooo:paragraph-rsid="00256745" style:font-size-asian="10.5pt" style:font-size-complex="12pt"/>
    </style:style>
    <style:style style:name="P6" style:family="paragraph" style:parent-style-name="Text_20_body">
      <style:paragraph-properties fo:line-height="150%" fo:text-align="start" style:justify-single-word="false"/>
      <style:text-properties style:font-name="Liberation Sans" fo:font-size="12pt" style:text-underline-style="none" officeooo:rsid="002703da" officeooo:paragraph-rsid="002703da" style:font-size-asian="10.5pt" style:font-size-complex="12pt"/>
    </style:style>
    <style:style style:name="P7" style:family="paragraph" style:parent-style-name="Text_20_body">
      <style:paragraph-properties fo:line-height="150%" fo:text-align="center" style:justify-single-word="false"/>
      <style:text-properties style:font-name="Liberation Sans" fo:font-size="14pt" style:text-underline-style="solid" style:text-underline-width="auto" style:text-underline-color="font-color" officeooo:rsid="00256745" officeooo:paragraph-rsid="00256745" style:font-size-asian="12.25pt" style:font-size-complex="14pt"/>
    </style:style>
    <style:style style:name="P8" style:family="paragraph" style:parent-style-name="Text_20_body">
      <style:paragraph-properties fo:line-height="150%" fo:text-align="center" style:justify-single-word="false"/>
      <style:text-properties style:font-name="Liberation Sans" fo:font-size="14pt" style:text-underline-style="solid" style:text-underline-width="auto" style:text-underline-color="font-color" officeooo:rsid="002703da" officeooo:paragraph-rsid="002703da" style:font-size-asian="12.25pt" style:font-size-complex="14pt"/>
    </style:style>
    <style:style style:name="P9" style:family="paragraph" style:parent-style-name="Preformatted_20_Text">
      <style:paragraph-properties fo:line-height="150%"/>
      <style:text-properties style:font-name="Liberation Sans" fo:font-size="12pt" style:font-size-asian="12pt" style:font-size-complex="12pt"/>
    </style:style>
    <style:style style:name="P10" style:family="paragraph" style:parent-style-name="Preformatted_20_Text">
      <style:paragraph-properties fo:line-height="150%"/>
      <style:text-properties style:font-name="Liberation Sans" fo:font-size="12pt" style:font-size-asian="12pt" style:font-size-complex="12pt"/>
    </style:style>
    <style:style style:name="P11" style:family="paragraph" style:parent-style-name="Standard">
      <style:paragraph-properties fo:line-height="150%" fo:text-align="center" style:justify-single-word="false"/>
      <style:text-properties style:font-name="Liberation Sans" fo:font-size="14pt" fo:language="de" fo:country="DE" style:text-underline-style="solid" style:text-underline-width="auto" style:text-underline-color="font-color" officeooo:rsid="0023a4fe" officeooo:paragraph-rsid="0023a4fe" style:font-size-asian="12.25pt" style:font-size-complex="14pt"/>
    </style:style>
    <style:style style:name="P12" style:family="paragraph" style:parent-style-name="Standard">
      <style:paragraph-properties fo:line-height="150%" fo:text-align="center" style:justify-single-word="false"/>
      <style:text-properties style:font-name="Liberation Sans" officeooo:paragraph-rsid="000946bf"/>
    </style:style>
    <style:style style:name="P13" style:family="paragraph" style:parent-style-name="Standard">
      <style:paragraph-properties fo:line-height="150%" fo:text-align="start" style:justify-single-word="false"/>
      <style:text-properties style:font-name="Liberation Sans" fo:font-size="12pt" fo:language="de" fo:country="DE" officeooo:paragraph-rsid="00116f47" style:font-size-asian="12pt" style:font-size-complex="12pt"/>
    </style:style>
    <style:style style:name="P14" style:family="paragraph" style:parent-style-name="Standard">
      <style:paragraph-properties fo:line-height="150%" fo:text-align="start" style:justify-single-word="false"/>
      <style:text-properties style:font-name="Liberation Sans" fo:font-size="12pt" fo:language="de" fo:country="DE" officeooo:rsid="0014daf5" officeooo:paragraph-rsid="0014daf5" style:font-size-asian="12pt" style:font-size-complex="12pt"/>
    </style:style>
    <style:style style:name="P15" style:family="paragraph" style:parent-style-name="Standard">
      <style:paragraph-properties fo:line-height="150%" fo:text-align="start" style:justify-single-word="false"/>
      <style:text-properties style:font-name="Liberation Sans" fo:font-size="12pt" fo:language="de" fo:country="DE" officeooo:rsid="001a69ea" officeooo:paragraph-rsid="001a69ea" style:font-size-asian="12pt" style:font-size-complex="12pt"/>
    </style:style>
    <style:style style:name="P16" style:family="paragraph" style:parent-style-name="Standard">
      <style:paragraph-properties fo:line-height="150%" fo:text-align="start" style:justify-single-word="false"/>
      <style:text-properties style:font-name="Liberation Sans" fo:font-size="12pt" fo:language="de" fo:country="DE" style:text-underline-style="none" officeooo:rsid="001b8656" officeooo:paragraph-rsid="001a69ea" style:font-size-asian="12pt" style:font-size-complex="12pt"/>
    </style:style>
    <style:style style:name="P17" style:family="paragraph" style:parent-style-name="Standard">
      <style:paragraph-properties fo:line-height="150%" fo:text-align="center" style:justify-single-word="false"/>
      <style:text-properties fo:color="#000000" style:font-name="Liberation Sans" fo:font-size="14pt" fo:language="de" fo:country="DE" style:text-underline-style="solid" style:text-underline-width="auto" style:text-underline-color="font-color" officeooo:rsid="0022abb5" officeooo:paragraph-rsid="0022abb5" style:font-size-asian="12.25pt" style:font-size-complex="14pt"/>
    </style:style>
    <style:style style:name="P18" style:family="paragraph" style:parent-style-name="Standard">
      <style:paragraph-properties fo:line-height="150%" fo:text-align="start" style:justify-single-word="false"/>
      <style:text-properties fo:color="#000000" style:font-name="Liberation Sans" fo:font-size="12pt" fo:language="de" fo:country="DE" style:text-underline-style="none" officeooo:rsid="0022abb5" officeooo:paragraph-rsid="0022abb5" style:font-size-asian="10.5pt" style:font-size-complex="12pt"/>
    </style:style>
    <style:style style:name="P19" style:family="paragraph" style:parent-style-name="Standard">
      <style:paragraph-properties fo:line-height="150%" fo:text-align="start" style:justify-single-word="false"/>
      <style:text-properties officeooo:paragraph-rsid="00116f47"/>
    </style:style>
    <style:style style:name="P20" style:family="paragraph" style:parent-style-name="Table_20_Contents">
      <style:paragraph-properties fo:line-height="150%"/>
      <style:text-properties style:font-name="Liberation Sans" officeooo:rsid="00333104" officeooo:paragraph-rsid="00333104"/>
    </style:style>
    <style:style style:name="P21" style:family="paragraph" style:parent-style-name="Table_20_Contents">
      <style:paragraph-properties fo:line-height="150%"/>
      <style:text-properties style:font-name="Liberation Sans"/>
    </style:style>
    <style:style style:name="P22" style:family="paragraph" style:parent-style-name="Text_20_body">
      <style:paragraph-properties fo:line-height="150%"/>
      <style:text-properties style:font-name="Liberation Sans"/>
    </style:style>
    <style:style style:name="P23" style:family="paragraph" style:parent-style-name="Text_20_body">
      <style:paragraph-properties fo:line-height="150%" fo:text-align="center" style:justify-single-word="false"/>
      <style:text-properties style:font-name="Liberation Sans" officeooo:paragraph-rsid="002cde3b"/>
    </style:style>
    <style:style style:name="P24" style:family="paragraph" style:parent-style-name="Text_20_body">
      <style:paragraph-properties fo:line-height="150%"/>
      <style:text-properties style:font-name="Liberation Sans" fo:font-size="12pt" style:font-size-asian="12pt" style:font-size-complex="12pt"/>
    </style:style>
    <style:style style:name="P25" style:family="paragraph" style:parent-style-name="Text_20_body">
      <style:paragraph-properties fo:line-height="150%" fo:text-align="center" style:justify-single-word="false"/>
      <style:text-properties style:font-name="Liberation Sans" fo:font-size="14pt" style:text-underline-style="solid" style:text-underline-width="auto" style:text-underline-color="font-color" officeooo:rsid="00256745" officeooo:paragraph-rsid="00256745" style:font-size-asian="12.25pt" style:font-size-complex="14pt"/>
    </style:style>
    <style:style style:name="P26" style:family="paragraph" style:parent-style-name="Text_20_body">
      <style:paragraph-properties fo:line-height="150%"/>
      <style:text-properties style:font-name="Liberation Sans" officeooo:rsid="002d0f60" officeooo:paragraph-rsid="002d4fd6"/>
    </style:style>
    <style:style style:name="P27" style:family="paragraph" style:parent-style-name="Text_20_body">
      <style:paragraph-properties fo:line-height="150%"/>
      <style:text-properties style:font-name="Liberation Sans" officeooo:rsid="002d0f60" officeooo:paragraph-rsid="002e8ff9"/>
    </style:style>
    <style:style style:name="P28" style:family="paragraph" style:parent-style-name="Text_20_body">
      <style:paragraph-properties fo:line-height="150%"/>
      <style:text-properties style:font-name="Liberation Sans" officeooo:rsid="00309151" officeooo:paragraph-rsid="00309151"/>
    </style:style>
    <style:style style:name="P29" style:family="paragraph" style:parent-style-name="Text_20_body">
      <style:paragraph-properties fo:line-height="150%"/>
      <style:text-properties style:font-name="Liberation Sans" officeooo:rsid="0034a9f8" officeooo:paragraph-rsid="0034a9f8"/>
    </style:style>
    <style:style style:name="P30" style:family="paragraph" style:parent-style-name="Text_20_body">
      <style:paragraph-properties fo:line-height="150%"/>
      <style:text-properties style:font-name="Liberation Sans" officeooo:rsid="00357b40" officeooo:paragraph-rsid="00357b40"/>
    </style:style>
    <style:style style:name="P31" style:family="paragraph" style:parent-style-name="Text_20_body">
      <style:paragraph-properties fo:line-height="150%"/>
      <style:text-properties officeooo:paragraph-rsid="00357b40"/>
    </style:style>
    <style:style style:name="P32" style:family="paragraph" style:parent-style-name="Text_20_body">
      <style:paragraph-properties fo:line-height="150%"/>
      <style:text-properties officeooo:paragraph-rsid="00385ed9"/>
    </style:style>
    <style:style style:name="T1" style:family="text">
      <style:text-properties style:text-underline-style="none"/>
    </style:style>
    <style:style style:name="T2" style:family="text">
      <style:text-properties style:text-underline-style="none" officeooo:rsid="00116f47"/>
    </style:style>
    <style:style style:name="T3" style:family="text">
      <style:text-properties style:text-underline-style="none" officeooo:rsid="0012251c"/>
    </style:style>
    <style:style style:name="T4" style:family="text">
      <style:text-properties style:text-underline-style="none" officeooo:rsid="0011f462"/>
    </style:style>
    <style:style style:name="T5" style:family="text">
      <style:text-properties style:text-underline-style="none" officeooo:rsid="001e6d3f"/>
    </style:style>
    <style:style style:name="T6" style:family="text">
      <style:text-properties style:text-underline-style="none" officeooo:rsid="0013a6f6"/>
    </style:style>
    <style:style style:name="T7" style:family="text">
      <style:text-properties style:text-underline-style="none" officeooo:rsid="001a69ea"/>
    </style:style>
    <style:style style:name="T8" style:family="text">
      <style:text-properties style:text-underline-style="none" officeooo:rsid="001659fa"/>
    </style:style>
    <style:style style:name="T9" style:family="text">
      <style:text-properties style:text-underline-style="none" officeooo:rsid="001666ca"/>
    </style:style>
    <style:style style:name="T10" style:family="text">
      <style:text-properties style:text-underline-style="none" officeooo:rsid="0018e7b0"/>
    </style:style>
    <style:style style:name="T11" style:family="text">
      <style:text-properties style:text-underline-style="none" officeooo:rsid="001d0948"/>
    </style:style>
    <style:style style:name="T12" style:family="text">
      <style:text-properties style:text-underline-style="none" officeooo:rsid="001b8656"/>
    </style:style>
    <style:style style:name="T13" style:family="text">
      <style:text-properties style:text-underline-style="none" officeooo:rsid="001f4fe9"/>
    </style:style>
    <style:style style:name="T14" style:family="text">
      <style:text-properties fo:color="#000000" style:text-underline-style="none" officeooo:rsid="001f4fe9"/>
    </style:style>
    <style:style style:name="T15" style:family="text">
      <style:text-properties fo:color="#000000" style:text-underline-style="none" officeooo:rsid="00215682"/>
    </style:style>
    <style:style style:name="T16" style:family="text">
      <style:text-properties fo:color="#000000" style:font-name="Liberation Sans" fo:font-size="12pt" fo:language="de" fo:country="DE" style:text-underline-style="none" officeooo:rsid="001f4fe9" style:font-size-asian="12pt" style:font-size-complex="12pt"/>
    </style:style>
    <style:style style:name="T17" style:family="text">
      <style:text-properties style:font-name="Liberation Sans" fo:font-size="12pt" fo:language="de" fo:country="DE" style:text-underline-style="none" officeooo:rsid="000946bf" style:font-size-asian="12pt" style:font-size-complex="12pt"/>
    </style:style>
    <style:style style:name="T18" style:family="text">
      <style:text-properties style:font-name="Liberation Sans" fo:font-size="12pt" fo:language="de" fo:country="DE" style:text-underline-style="none" officeooo:rsid="0009efc9" style:font-size-asian="12pt" style:font-size-complex="12pt"/>
    </style:style>
    <style:style style:name="T19" style:family="text">
      <style:text-properties style:font-name="Liberation Sans" fo:font-size="12pt" fo:language="de" fo:country="DE" style:text-underline-style="none" officeooo:rsid="000e2a6b" style:font-size-asian="12pt" style:font-size-complex="12pt"/>
    </style:style>
    <style:style style:name="T20" style:family="text">
      <style:text-properties style:font-name="Liberation Sans" fo:font-size="12pt" fo:language="de" fo:country="DE" style:text-underline-style="none" officeooo:rsid="00105c2e" style:font-size-asian="12pt" style:font-size-complex="12pt"/>
    </style:style>
    <style:style style:name="T21" style:family="text">
      <style:text-properties style:font-name="Liberation Sans" fo:font-size="12pt" fo:language="de" fo:country="DE" style:font-size-asian="12pt" style:font-size-complex="12pt"/>
    </style:style>
    <style:style style:name="T22" style:family="text">
      <style:text-properties style:font-name="Liberation Sans" officeooo:rsid="00357b40"/>
    </style:style>
    <style:style style:name="T23" style:family="text">
      <style:text-properties style:font-name="Liberation Sans" officeooo:rsid="0037578d"/>
    </style:style>
    <style:style style:name="T24" style:family="text">
      <style:text-properties style:font-name="Liberation Sans" officeooo:rsid="00385ed9"/>
    </style:style>
    <style:style style:name="T25" style:family="text">
      <style:text-properties style:font-name="Liberation Sans" officeooo:rsid="0038965d"/>
    </style:style>
    <style:style style:name="T26" style:family="text">
      <style:text-properties style:font-name="Liberation Sans" officeooo:rsid="003a4866"/>
    </style:style>
    <style:style style:name="T27" style:family="text">
      <style:text-properties officeooo:rsid="002d4737"/>
    </style:style>
    <style:style style:name="T28" style:family="text">
      <style:text-properties officeooo:rsid="002d4fd6"/>
    </style:style>
    <style:style style:name="T29" style:family="text">
      <style:text-properties officeooo:rsid="0030189e"/>
    </style:style>
    <style:style style:name="T30" style:family="text">
      <style:text-properties officeooo:rsid="00309151"/>
    </style:style>
    <style:style style:name="T31" style:family="text">
      <style:text-properties officeooo:rsid="0034240e"/>
    </style:style>
    <style:style style:name="T32" style:family="text">
      <style:text-properties fo:font-size="14pt" fo:language="de" fo:country="DE" style:text-underline-style="solid" style:text-underline-width="auto" style:text-underline-color="font-color" officeooo:rsid="000946bf" style:font-size-asian="14pt" style:font-size-complex="14pt"/>
    </style:style>
    <style:style style:name="T33" style:family="text">
      <style:text-properties fo:font-size="14pt" style:text-underline-style="solid" style:text-underline-width="auto" style:text-underline-color="font-color" officeooo:rsid="002cde3b" style:font-size-asian="12.25pt" style:font-size-complex="14pt"/>
    </style:style>
    <style:style style:name="T34" style:family="text">
      <style:text-properties officeooo:rsid="003b5090"/>
    </style:style>
    <style:style style:name="T35" style:family="text">
      <style:text-properties officeooo:rsid="003c146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Geschichte</text:p>
      <text:p text:style-name="P18"/>
      <text:p text:style-name="P1">Bevor IP zur Übertragung von Ton genutzt wurde kamen verschiedene analoge und digitale Verfahren zum Einsatz, um zwei Menschen an verschiedenen Orten die direkte Verständigung zu ermöglichen. Die ersten Schritte hin zu der Übertragung von Ton und damit auch hin zu der Telefonie geschahen 1861 als Johann Philipp Reis seine erste Fernsprechverbindung aufbaute und testete. 26 Jahre später wurde der erste Telefonkonzern von Alexander Graham Bell gegründet, welcher noch heute unter dem Namen AT&amp;T operiert. Ab 1915 gab es eine transkontinental Verbindung, welche ab 1927 für die Öffentlichkeit nutzbar wurde. Bis zu der Einführung von ISDN 1989 fand in Deutschland die Kommunikation nach wie vor Analog statt. Mit ISDN wurde das Verfahren der Telefonie digital. Dies bedeutete, dass - wie auch später bei VoIP - Verfahren zur Digitaliesierung von Analogen Daten notwendig wurden. So wurde das gesprochene Wort in Europa mit PCM (Pulse-Code-Modulation), einer Abtastrate von 8 kHz und mithilfe einer logarithmischen Kennlinie - die s<text:span text:style-name="T35">ich</text:span> an der menschlichen Wahrnehmung orientiert - auf 8 Bit pro Sample digitalisiert und komprimiert. Durch dieses von der ITU (Internationale Fernmelde Union) festgelegte Verfahren ergab sich auch die typische ISDN Übertragungsgeschwindigkeit von 64 kbit/s.</text:p>
      <text:p text:style-name="P2">Seit den 1980ern stieg mit einem stetigen technischen Fortschritt und der Einführung von ISDN die Internetgeschwindigkeit immer weiter an. Dies ermöglichte Anfang der 90er die ersten VoIP Dienste. So wurde 1994 von Michaela Merz in Zusammenarbeit mit der Free Software Association of Germany mtalk entwickelt. Mtalk stellte eine freie Software zur Internettelefonie und bildete die Basis für weitere Software gleicher Art. Quick Time Conferencing und Apple Talk folgten kurz darauf 1996. Im gleichen Jahr wurde im RFC 1889 (Herausgegeben von der IETF [Internet Engineering Task Force]) erstmalig das RTP (Real-Time Transport Protocol) beschrieben welches genutzt wird zur Übertragung von audiovisuellen Daten über IP basierte Netzwerken. 1998 wurde H.323 und im folge Jahr SIP (Session Initiation Protocol) festgelegt, welche als Standart eine Softwarehersteller unabhängige Kommunikation erlaubten. 2002 folgte eine SIP Erweiterung und eine Bestimmung der ITU zur Interoperabilität zwischen SIP und ISDN.</text:p>
      <text:p text:style-name="P2"><text:soft-page-break/>Heutzutage erfolgt die meiste IP Telefonie über SIP und ein großteil der bestehenden Festnetzanschlüsse wurden auf IP basierte Verfahren umgestellt. Durch die Interoperabilität zum alten Telefonnetz ist es für alle Teilnehmer mit eingetragener Telefonnummer möglich untereinander zu kommuniziere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3"><text:soft-page-break/><text:span text:style-name="T33">Begriffliche Einführung</text:span></text:p>
      <text:p text:style-name="P26">Aufgabe des Session Initiation Protocols (SIP) ist es, multimediale Sitzungen auf- und wieder abzubauen. Es arbeitet dabei nach dem Client-Server-Prinzip. Dabei kann jeder User Agent, gemeint ist ein Teilnehmer, sowohl als User Agent Client (UAC) als auch Server (UAS) agieren. Dies hängt immer davon ab, <text:span text:style-name="T28">ob der Teilnehmer</text:span> gerade eine Anfrage stellt <text:span text:style-name="T27">und somit Client ist oder, ob er eine Antwort auf einen Request gibt und als User Agent Server reagiert.</text:span></text:p>
      <text:p text:style-name="P27"><text:span text:style-name="T28">Es gibt sechs grundlegende Arten von Requests:</text:span></text:p>
      <table:table table:name="Table1" table:style-name="Table1">
        <table:table-column table:style-name="Table1.A" table:number-columns-repeated="2"/>
        <table:table-row>
          <table:table-cell table:style-name="Table1.A1" office:value-type="string">
            <text:p text:style-name="P21">Invite</text:p>
          </table:table-cell>
          <table:table-cell table:style-name="Table1.B1" office:value-type="string">
            <text:p text:style-name="P21">Einladung an Gegenstelle zu einer session</text:p>
          </table:table-cell>
        </table:table-row>
        <table:table-row>
          <table:table-cell table:style-name="Table1.A2" office:value-type="string">
            <text:p text:style-name="P21">Ack (nowledge)</text:p>
          </table:table-cell>
          <table:table-cell table:style-name="Table1.B2" office:value-type="string">
            <text:p text:style-name="P21">Bestätigung einer Verbindung</text:p>
          </table:table-cell>
        </table:table-row>
        <table:table-row>
          <table:table-cell table:style-name="Table1.A2" office:value-type="string">
            <text:p text:style-name="P21">Bye</text:p>
          </table:table-cell>
          <table:table-cell table:style-name="Table1.B2" office:value-type="string">
            <text:p text:style-name="P21">Verbindungsbeendung</text:p>
          </table:table-cell>
        </table:table-row>
        <table:table-row>
          <table:table-cell table:style-name="Table1.A2" office:value-type="string">
            <text:p text:style-name="P21">Cancel</text:p>
          </table:table-cell>
          <table:table-cell table:style-name="Table1.B2" office:value-type="string">
            <text:p text:style-name="P21">Abbruch der Verbindung, timeout</text:p>
          </table:table-cell>
        </table:table-row>
        <table:table-row>
          <table:table-cell table:style-name="Table1.A2" office:value-type="string">
            <text:p text:style-name="P21">Options</text:p>
          </table:table-cell>
          <table:table-cell table:style-name="Table1.B2" office:value-type="string">
            <text:p text:style-name="P21">Übermittlung von Zusatzinformationen</text:p>
          </table:table-cell>
        </table:table-row>
        <table:table-row>
          <table:table-cell table:style-name="Table1.A2" office:value-type="string">
            <text:p text:style-name="P21">Register</text:p>
          </table:table-cell>
          <table:table-cell table:style-name="Table1.B2" office:value-type="string">
            <text:p text:style-name="P21">Übergabe von Stand<text:span text:style-name="T29">o</text:span>rtinformation <text:span text:style-name="T29">(IP-Adresse)</text:span></text:p>
          </table:table-cell>
        </table:table-row>
      </table:table>
      <text:p text:style-name="P27"><text:span text:style-name="T28"><text:s/></text:span></text:p>
      <text:p text:style-name="P28">Dementsprechend gibt es sechs Arten von Response-Codes, <text:span text:style-name="T31">ähnlich wie bei http</text:span>:</text:p>
      <table:table table:name="Table2" table:style-name="Table2">
        <table:table-column table:style-name="Table2.A" table:number-columns-repeated="2"/>
        <table:table-row>
          <table:table-cell table:style-name="Table2.A1" office:value-type="string">
            <text:p text:style-name="P9">1xx: Provisional</text:p>
          </table:table-cell>
          <table:table-cell table:style-name="Table2.B1" office:value-type="string">
            <text:p text:style-name="P20">Anfrage wird bearbeitet</text:p>
          </table:table-cell>
        </table:table-row>
        <table:table-row>
          <table:table-cell table:style-name="Table2.A2" office:value-type="string">
            <text:p text:style-name="P9">2xx: Success</text:p>
          </table:table-cell>
          <table:table-cell table:style-name="Table2.B2" office:value-type="string">
            <text:p text:style-name="P20">Anfrage akzeptiert</text:p>
          </table:table-cell>
        </table:table-row>
        <table:table-row>
          <table:table-cell table:style-name="Table2.A2" office:value-type="string">
            <text:p text:style-name="P9"><text:span text:style-name="T30">3</text:span>xx: Redirection</text:p>
          </table:table-cell>
          <table:table-cell table:style-name="Table2.B2" office:value-type="string">
            <text:p text:style-name="P20">Weiter Aktionen durch Umleitung erforderlich</text:p>
          </table:table-cell>
        </table:table-row>
        <table:table-row>
          <table:table-cell table:style-name="Table2.A2" office:value-type="string">
            <text:p text:style-name="P9">4xx: Client Error</text:p>
          </table:table-cell>
          <table:table-cell table:style-name="Table2.B2" office:value-type="string">
            <text:p text:style-name="P20">Syntax-Fehler, inkorrekter Request</text:p>
          </table:table-cell>
        </table:table-row>
        <table:table-row>
          <table:table-cell table:style-name="Table2.A2" office:value-type="string">
            <text:p text:style-name="P9">5xx: Server Error</text:p>
          </table:table-cell>
          <table:table-cell table:style-name="Table2.B2" office:value-type="string">
            <text:p text:style-name="P20">Server kann validen Request nicht erfüllen</text:p>
          </table:table-cell>
        </table:table-row>
        <table:table-row>
          <table:table-cell table:style-name="Table2.A2" office:value-type="string">
            <text:p text:style-name="P9">6xx: Global Failure</text:p>
          </table:table-cell>
          <table:table-cell table:style-name="Table2.B2" office:value-type="string">
            <text:p text:style-name="P20">Grundsätzliches Problem</text:p>
          </table:table-cell>
        </table:table-row>
      </table:table>
      <text:p text:style-name="P28"/>
      <text:p text:style-name="P29">Für den eigentlichen Transport der Audiodaten zwischen den Teilnehmern (Peers) ist das Real-time Transport Protocol <text:span text:style-name="T34">(RTP) </text:span>zuständig. Die RTP-Pakete beinhalten einen Timestamp und eine Sequenz-Nummer, wodurch Paketverlust erkannt werden kann. Außerdem enthalten Sie eine Angabe über den verwendeten Nutzdatentyp bzw. Codec.</text:p>
      <text:p text:style-name="P30">Ein Codec beschreibt, nach welchem Verfahren das analoge Adiosignal digitalisiert wird.</text:p>
      <text:p text:style-name="P31"><text:span text:style-name="T22">Weitverbreitet ist </text:span><text:span text:style-name="T23">vor allem </text:span><text:span text:style-name="T22">G.711, der </text:span><text:span text:style-name="T23">auch</text:span><text:span text:style-name="T22"> für ISDN genutzt wird.</text:span></text:p>
      <text:p text:style-name="P32"><text:soft-page-break/><text:span text:style-name="T24">Bei Heimanwendern ist in der Praxis auch das Protokoll STUN von Bedeutung. M</text:span><text:span text:style-name="T25">it Hilfe </text:span><text:span text:style-name="T26">von </text:span><text:span text:style-name="T25"><text:s/>diese</text:span><text:span text:style-name="T26">m</text:span><text:span text:style-name="T24"> kann ein SIP-Telefon seine öffentliche Addresse herausfinden, wenn es hinter einem NAT </text:span><text:span text:style-name="T25">hängt und von außen über eine Portweiterleitung erreicht werden möchte.</text:span></text:p>
      <text:p text:style-name="P32"><text:span text:style-name="T25"/></text:p>
      <text:p text:style-name="P12"><text:span text:style-name="T32">Ablauf eines VoIP-Anrufs</text:span></text:p>
      <text:p text:style-name="P19"><text:span text:style-name="T17">Zuerst muss sich ein Teilnehmer mit seinem Endgerät beim Registrar des SIP-Providers anmelden. Der Registrar gibt die IP-Adresse des </text:span><text:span text:style-name="T18">Clients zusammen mit der SIP-URI an den Location-Service weiter, welcher über die zu einer SIP-Adresse gehörigen IP-Adressen Buch führt. SIP-Adressen sind als Unique Ressource Identifier (URI) aufgebaut und ähneln prinzipiell denen einer Email. Sie haben beispielhaft die Form “sip:</text:span><text:a xlink:type="simple" xlink:href="mailto:user123@domain456.org" text:style-name="Internet_20_link" text:visited-style-name="Visited_20_Internet_20_Link"><text:span text:style-name="T21">user123@domain456.org</text:span></text:a><text:span text:style-name="T18">”, es wird also das Protokoll angegeben, dann der Username bei einem Provider und schließlich durch das “@” getrennt die Domäne des Anbieters.</text:span></text:p>
      <text:p text:style-name="P19"><text:span text:style-name="T18">Möchte man als Nutzer statt einer SIP-Adresse eine herkömmliche Telefonnummer </text:span><text:span text:style-name="T19">wählen</text:span><text:span text:style-name="T18">, so w</text:span><text:span text:style-name="T19">ird</text:span><text:span text:style-name="T18"> dafür das E.164 number to URI mapping (ENUM) benutz</text:span><text:span text:style-name="T19">t. Dabei werden alle nicht-Ziffern entfernt, die Reihenfolge der Zahlen wird </text:span><text:span text:style-name="T16">umgekehrt</text:span><text:span text:style-name="T19"> und durch Punkte getrennt. Nun hängt man ans Ende noch “e164.arpa” und kann </text:span><text:span text:style-name="T20">für diese Adresse dann eine DNS-Anfrage nach einem NAPTR Resource Record stellen. Aus “+49 6421 201-1710” würde somit “0.1.7.1.1.0.2.1.2.4.6.9.4.e164.arpa” werden und DNS könnte dann z.B. “sip:</text:span><text:a xlink:type="simple" xlink:href="mailto:office@ksm-mr.de" text:style-name="Internet_20_link" text:visited-style-name="Visited_20_Internet_20_Link"><text:span text:style-name="T21">office@ksm-mr.de</text:span></text:a><text:span text:style-name="T20">” zurückliefern. </text:span></text:p>
      <text:p text:style-name="P13"><text:span text:style-name="T2">Der User Agent Client schickt nun einen </text:span><text:span text:style-name="T3">Invite-</text:span><text:span text:style-name="T2">Request an den SIP-Proxy seines Providers. Aufgabe des Proxys ist es, diese Anfrage </text:span><text:span text:style-name="T4">an einen anderen Proxy weiterzuleiten, wenn das gewünschte Ziel nicht durch den Location-Service der eigenen Domäne auffindbar ist. Proxies dienen somit der Weitervermittlung näher in Richtung Ziel hin. </text:span><text:span text:style-name="T5">Ein Proxy kann auch eine </text:span><text:span text:style-name="T15">Umleitung</text:span><text:span text:style-name="T13"> </text:span><text:span text:style-name="T5">generieren, indem er dem Anfragenden mitteilt, an wen er stattdessen seinen Request </text:span><text:span text:style-name="T14">senden</text:span><text:span text:style-name="T5"> soll, was natürlich auch die Adresse des Ziels selbst sein kann. </text:span><text:span text:style-name="T3">Ist die Anfrage nun an der gewünschten SIP-Adresse angekommen und der Angerufene nimmt ab, so wird ein OK-Response </text:span><text:span text:style-name="T6">über die Proxy-Strecke zurück zum Anrufer gesendet. Dieser bestätigt das Ganze nochmal mit “ACK” und der Austausch von RTP-Streams </text:span><text:span text:style-name="T7">als peer2peer-Verbindung</text:span><text:span text:style-name="T6"> kann somit starten. Die beiden Teilnehmer habe vorher in ihren SIP-Nachrichten </text:span><text:soft-page-break/><text:span text:style-name="T6">bekanntgegeben, welche Medienformate sie unterstützen, und dieses Spezifizieren nennt man Session Description Protocol (SDP).</text:span></text:p>
      <text:p text:style-name="P14"><text:span text:style-name="T6">E</text:span><text:span text:style-name="T1">in RTP-Paket beinhaltet die kodierten Audio-Daten und wird über UDP transportiert, da man es sich nicht leisten kann, </text:span><text:span text:style-name="T8">verloren gegangene Pakete erneut zu senden. </text:span><text:span text:style-name="T9">Nachdem die Audio-Übertragung bereits läuft, dient SIP nur noch dazu, Änderungsanf</text:span><text:span text:style-name="T10">ragen für die</text:span><text:span text:style-name="T9"> laufende S</text:span><text:span text:style-name="T10">itzung</text:span><text:span text:style-name="T9"> durchzuführen. Dazu gehören z.B. </text:span><text:span text:style-name="T11">das Abfragen von Optionen und </text:span><text:span text:style-name="T9">auch das Beenden der Konferenz per “BYE”.</text:span></text:p>
      <text:p text:style-name="P15"><text:span text:style-name="T9">A</text:span><text:span text:style-name="T1">lle SIP-Pakete werden nun direkt zwischen den Teilnehmern ausgetauscht und nehmen nicht den Umweg über Proxy-Server, da die IP-Adressen ja inzwischen bekannt sind. Um sich gegenseitig Rückmeldung darüber zu geben, wie gut die </text:span><text:span text:style-name="T12">momentane Gesprächsqualität ist, wird das Real-time Transport Control Protocol (RTCP) verwendet. Wenn ein Peer nun die Nachricht erhält, dass die Verbindung schlecht sei, so kann er entscheiden, z.B. auf einen sparsameren Codec zu wechseln. RTCP dient also zur Realisierung von Quality-of-Service (QoS).</text:span></text:p>
      <text:p text:style-name="P16"/>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Probleme mit VoIP</text:p>
      <text:p text:style-name="P3">Bei der Kommunikation über VoIP kann es zu verschiedenen Problemen kommen. So können schwankende Laufzeit dafür sorgen dass Packete verpätet ankommen und fallengelassen werden müssen. Den dadurch entstehenden Effekt des Stotterns von Ton und Bild nennt man Jitter und er entsteht immer wenn Packete verloren gehen oder nicht mehr verwertet werden können. Ein Lösungsansatz ist es, die Packete zu puffern. Somit wird der Effekt vermieden, solange der Puffer nicht leer läuft. Bis zu einem gewissen Grad kann so eine unzuverlässige Netzwerkverbindung ausgeglichen werden.</text:p>
      <text:p text:style-name="P4">Ist der Puffer aber zu groß, kann es zu einer störenden Latenz kommen. Durch einen Puffer kommt es immer zu einer Verzögerung, der entscheidene Faktor ist nur ob diese stört oder nicht. Sobald die Latenz stört und die beteiligten Gesprächspartner sich ins Wort fallen, ist ein kleinerer Puffer notwendig.</text:p>
      <text:p text:style-name="P4">Oftmals bedeutet dies die Abwägung zwischen Informationsverlust durch Jitter und Latenz durch einen größeren Puffer um die bestmögliche Qualität aus einer Verbindung herauszuholen.</text:p>
      <text:p text:style-name="P4">Außerdem kann es für die Qualität der Übertragung schädlich sein, wenn die Verbindung zwischen den Teilnehmern generell nicht schnell genug ist und bei der Samplerate, der Bittiefe oder der Komprimierung gespart werden muss.</text:p>
      <text:p text:style-name="P4"/>
      <text:p text:style-name="P4"/>
      <text:p text:style-name="P4"/>
      <text:p text:style-name="P4"/>
      <text:p text:style-name="P7"/>
      <text:p text:style-name="P7"/>
      <text:p text:style-name="P7"/>
      <text:p text:style-name="P7"/>
      <text:p text:style-name="P7"><text:soft-page-break/>Vorteile</text:p>
      <text:p text:style-name="P5">IP Telefonie gewinnt durch die Vorteile, die es mit sich bringt, immer mehr an Beliebtheit. Ein großer Punkt für VoIP ist zuerst einmal dass weniger zusätzliche Infrastruktur gebraucht wird. So reicht ein Ausbau des Internetanschlusses um die Sprachqualität und die Anzahl an Telefonnummern und parallel möglicher Verbindungen zu erhöhen und es ist kein Ausbau der Telefonleitung notwendig. Wie hier schon anklingt ist durch VoIP eine bessere Audioqualität möglich und Optionen wie Videoübertragungen kommen dazu. Ausserdem ist VoIP deutlich flexibler. Es ist zum Beispiel möglich ohne zusätzliche Hardware am PC zu telefonieren und Telefonkonferenzen werden simpler und günstiger da sie sich nur mit passender Software realisieren lassen. Desweiteren vereinfacht es den Aufbau lokaler Telefonnetze und Dial-In Lösungen brauchen keine zusätzliche Hardware.</text:p>
      <text:p text:style-name="P8"/>
      <text:p text:style-name="P8">Nachteile</text:p>
      <text:p text:style-name="P6">Obwohl die Vorteile überwiegen gibt es auch einige Nachteile.So ist die Tatsache dass Notrufe nicht eindeutig lokalisiert werden können, da man sich theoretisch von überall auf der Welt mit seinem User Agent registrieren kann, problematisch. Hinzu kommt, dass im Gegensatz zur klassischen Telefonie bei einem Stromausfall nicht mehr telefoniert werden kann und man besonders stark von der Stabilität der Internetverbindung abhängig ist. Dies kann in manchen Fällen zu einer geringeren Ausfallsicherheit führe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Mono1" svg:font-family="'Liberation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Mono1" style:font-size-asian="10.5pt" style:language-asian="zh" style:country-asian="CN" style:font-name-complex="Liberation Mono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Mono1" style:font-size-asian="10.5pt" style:language-asian="zh" style:country-asian="CN" style:font-name-complex="Liberation Mono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Mono1" style:font-family-asian="'Liberation Mono'" style:font-family-generic-asian="system" style:font-pitch-asian="variable" style:font-size-asian="14pt" style:font-name-complex="Liberation Mono1" style:font-family-complex="'Liberation Mono'"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3T09:35:34.338930565</meta:creation-date>
    <dc:date>2020-11-04T00:03:03.598372729</dc:date>
    <meta:editing-duration>PT3H4M29S</meta:editing-duration>
    <meta:editing-cycles>43</meta:editing-cycles>
    <meta:generator>LibreOffice/6.3.6.2$Linux_X86_64 LibreOffice_project/30$Build-2</meta:generator>
    <meta:document-statistic meta:table-count="2" meta:image-count="0" meta:object-count="0" meta:page-count="7" meta:paragraph-count="53" meta:word-count="1440" meta:character-count="10182" meta:non-whitespace-character-count="8791"/>
  </office:meta>
</office:document-meta>
</file>